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1.1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ranking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" table:default-cell-style-name="ce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10" table:number-rows-spanned="1">
            <text:p>Run</text:p>
          </table:table-cell>
          <table:covered-table-cell table:number-columns-repeated="9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verage rat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3" table:formula="of:=SUM([.D24:.M24])/10" office:value-type="float" office:value="0.1436526" calcext:value-type="float">
            <text:p>0.14365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ord_length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3" table:formula="of:=SUM([.D25:.M25])/10" office:value-type="float" office:value="0.1001365" calcext:value-type="float">
            <text:p>0.100136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[ge,gi,j] &gt; 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SUM([.D26:.M26])/10" office:value-type="float" office:value="0.0252525" calcext:value-type="float">
            <text:p>0.02525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SUM([.D27:.M27])/10" office:value-type="float" office:value="0.0474012" calcext:value-type="float">
            <text:p>0.047401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y] &gt; 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table:formula="of:=SUM([.D28:.M28])/10" office:value-type="float" office:value="0.0146353" calcext:value-type="float">
            <text:p>0.01463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b,v] &gt; 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table:formula="of:=SUM([.D29:.M29])/10" office:value-type="float" office:value="0.0070749" calcext:value-type="float">
            <text:p>0.00707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ca,c0,cu,q,k] &gt; 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" table:formula="of:=SUM([.D30:.M30])/10" office:value-type="float" office:value="0.0062761" calcext:value-type="float">
            <text:p>0.00627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ree consonant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 table:formula="of:=SUM([.D31:.M31])/10" office:value-type="float" office:value="0.0069346" calcext:value-type="float">
            <text:p>0.00693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o and u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3" table:formula="of:=SUM([.D32:.M32])/10" office:value-type="float" office:value="0.0045631" calcext:value-type="float">
            <text:p>0.004563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as u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table:formula="of:=SUM([.D33:.M33])/10" office:value-type="float" office:value="0.0051767" calcext:value-type="float">
            <text:p>0.00517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double lette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table:formula="of:=SUM([.D34:.M34])/10" office:value-type="float" office:value="0.0030251" calcext:value-type="float">
            <text:p>0.003025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[gu] &gt; 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SUM([.D35:.M35])/10" office:value-type="float" office:value="0.004666" calcext:value-type="float">
            <text:p>0.0046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x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 table:formula="of:=SUM([.D36:.M36])/10" office:value-type="float" office:value="0.0020469" calcext:value-type="float">
            <text:p>0.002046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ebhits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table:formula="of:=SUM([.D37:.M37])/10" office:value-type="float" office:value="0.0094749" calcext:value-type="float">
            <text:p>0.00947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owel percentage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3" table:formula="of:=SUM([.D38:.M38])/10" office:value-type="float" office:value="0.0039937" calcext:value-type="float">
            <text:p>0.003993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10" table:number-rows-spanned="1">
            <text:p>RATING OBTAINED (BETWEEN 0 AND 1)</text:p>
          </table:table-cell>
          <table:covered-table-cell table:number-columns-repeated="9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style-name="ce4" office:value-type="float" office:value="0.14156" calcext:value-type="float">
            <text:p>0.14156</text:p>
          </table:table-cell>
          <table:table-cell table:style-name="ce4" office:value-type="float" office:value="0.12713" calcext:value-type="float">
            <text:p>0.12713</text:p>
          </table:table-cell>
          <table:table-cell table:style-name="ce4" office:value-type="float" office:value="0.14086" calcext:value-type="float">
            <text:p>0.14086</text:p>
          </table:table-cell>
          <table:table-cell table:style-name="ce4" office:value-type="float" office:value="0.14276" calcext:value-type="float">
            <text:p>0.14276</text:p>
          </table:table-cell>
          <table:table-cell table:style-name="ce4" office:value-type="float" office:value="0.155118" calcext:value-type="float">
            <text:p>0.155118</text:p>
          </table:table-cell>
          <table:table-cell table:style-name="ce4" office:value-type="float" office:value="0.133227" calcext:value-type="float">
            <text:p>0.133227</text:p>
          </table:table-cell>
          <table:table-cell table:style-name="ce4" office:value-type="float" office:value="0.154776" calcext:value-type="float">
            <text:p>0.154776</text:p>
          </table:table-cell>
          <table:table-cell table:style-name="ce4" office:value-type="float" office:value="0.134955" calcext:value-type="float">
            <text:p>0.134955</text:p>
          </table:table-cell>
          <table:table-cell table:style-name="ce4" office:value-type="float" office:value="0.15089" calcext:value-type="float">
            <text:p>0.15089</text:p>
          </table:table-cell>
          <table:table-cell table:style-name="ce4" office:value-type="float" office:value="0.15525" calcext:value-type="float">
            <text:p>0.1552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ord_length</text:p>
          </table:table-cell>
          <table:table-cell table:style-name="ce4" office:value-type="float" office:value="0.11408" calcext:value-type="float">
            <text:p>0.11408</text:p>
          </table:table-cell>
          <table:table-cell table:style-name="ce4" office:value-type="float" office:value="0.08218" calcext:value-type="float">
            <text:p>0.08218</text:p>
          </table:table-cell>
          <table:table-cell table:style-name="ce4" office:value-type="float" office:value="0.089206" calcext:value-type="float">
            <text:p>0.089206</text:p>
          </table:table-cell>
          <table:table-cell table:style-name="ce4" office:value-type="float" office:value="0.10902" calcext:value-type="float">
            <text:p>0.10902</text:p>
          </table:table-cell>
          <table:table-cell table:style-name="ce4" office:value-type="float" office:value="0.107917" calcext:value-type="float">
            <text:p>0.107917</text:p>
          </table:table-cell>
          <table:table-cell table:style-name="ce4" office:value-type="float" office:value="0.105633" calcext:value-type="float">
            <text:p>0.105633</text:p>
          </table:table-cell>
          <table:table-cell table:style-name="ce4" office:value-type="float" office:value="0.092222" calcext:value-type="float">
            <text:p>0.092222</text:p>
          </table:table-cell>
          <table:table-cell table:style-name="ce4" office:value-type="float" office:value="0.089447" calcext:value-type="float">
            <text:p>0.089447</text:p>
          </table:table-cell>
          <table:table-cell table:style-name="ce4" office:value-type="float" office:value="0.10124" calcext:value-type="float">
            <text:p>0.10124</text:p>
          </table:table-cell>
          <table:table-cell table:style-name="ce4" office:value-type="float" office:value="0.11042" calcext:value-type="float">
            <text:p>0.1104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[ge,gi,j] &gt; 0</text:p>
          </table:table-cell>
          <table:table-cell table:style-name="ce4" office:value-type="float" office:value="0.02492" calcext:value-type="float">
            <text:p>0.02492</text:p>
          </table:table-cell>
          <table:table-cell table:style-name="ce4" office:value-type="float" office:value="0.02253" calcext:value-type="float">
            <text:p>0.02253</text:p>
          </table:table-cell>
          <table:table-cell table:style-name="ce4" office:value-type="float" office:value="0.019052" calcext:value-type="float">
            <text:p>0.019052</text:p>
          </table:table-cell>
          <table:table-cell table:style-name="ce4" office:value-type="float" office:value="0.02737" calcext:value-type="float">
            <text:p>0.02737</text:p>
          </table:table-cell>
          <table:table-cell table:style-name="ce4" office:value-type="float" office:value="0.020195" calcext:value-type="float">
            <text:p>0.020195</text:p>
          </table:table-cell>
          <table:table-cell table:style-name="ce4" office:value-type="float" office:value="0.035024" calcext:value-type="float">
            <text:p>0.035024</text:p>
          </table:table-cell>
          <table:table-cell table:style-name="ce4" office:value-type="float" office:value="0.022528" calcext:value-type="float">
            <text:p>0.022528</text:p>
          </table:table-cell>
          <table:table-cell table:style-name="ce4" office:value-type="float" office:value="0.028616" calcext:value-type="float">
            <text:p>0.028616</text:p>
          </table:table-cell>
          <table:table-cell table:style-name="ce4" office:value-type="float" office:value="0.02737" calcext:value-type="float">
            <text:p>0.02737</text:p>
          </table:table-cell>
          <table:table-cell table:style-name="ce4" office:value-type="float" office:value="0.02492" calcext:value-type="float">
            <text:p>0.0249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h</text:p>
          </table:table-cell>
          <table:table-cell table:style-name="ce4" office:value-type="float" office:value="0.01896" calcext:value-type="float">
            <text:p>0.01896</text:p>
          </table:table-cell>
          <table:table-cell table:style-name="ce4" office:value-type="float" office:value="0.02261" calcext:value-type="float">
            <text:p>0.02261</text:p>
          </table:table-cell>
          <table:table-cell table:style-name="ce4" office:value-type="float" office:value="0.017784" calcext:value-type="float">
            <text:p>0.017784</text:p>
          </table:table-cell>
          <table:table-cell table:style-name="ce4" office:value-type="float" office:value="0.02511" calcext:value-type="float">
            <text:p>0.02511</text:p>
          </table:table-cell>
          <table:table-cell table:style-name="ce4" office:value-type="float" office:value="0.031594" calcext:value-type="float">
            <text:p>0.031594</text:p>
          </table:table-cell>
          <table:table-cell table:style-name="ce4" office:value-type="float" office:value="0.028963" calcext:value-type="float">
            <text:p>0.028963</text:p>
          </table:table-cell>
          <table:table-cell table:style-name="ce4" office:value-type="float" office:value="0.023851" calcext:value-type="float">
            <text:p>0.023851</text:p>
          </table:table-cell>
          <table:table-cell table:style-name="ce4" office:value-type="float" office:value="0.25109" calcext:value-type="float">
            <text:p>0.25109</text:p>
          </table:table-cell>
          <table:table-cell table:style-name="ce4" office:value-type="float" office:value="0.02767" calcext:value-type="float">
            <text:p>0.02767</text:p>
          </table:table-cell>
          <table:table-cell table:style-name="ce4" office:value-type="float" office:value="0.02638" calcext:value-type="float">
            <text:p>0.0263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y] &gt; 0</text:p>
          </table:table-cell>
          <table:table-cell table:style-name="ce4" office:value-type="float" office:value="0.01645" calcext:value-type="float">
            <text:p>0.01645</text:p>
          </table:table-cell>
          <table:table-cell table:style-name="ce4" office:value-type="float" office:value="0.01503" calcext:value-type="float">
            <text:p>0.01503</text:p>
          </table:table-cell>
          <table:table-cell table:style-name="ce4" office:value-type="float" office:value="0.013623" calcext:value-type="float">
            <text:p>0.013623</text:p>
          </table:table-cell>
          <table:table-cell table:style-name="ce4" office:value-type="float" office:value="0.01362" calcext:value-type="float">
            <text:p>0.01362</text:p>
          </table:table-cell>
          <table:table-cell table:style-name="ce4" office:value-type="float" office:value="0.017882" calcext:value-type="float">
            <text:p>0.017882</text:p>
          </table:table-cell>
          <table:table-cell table:style-name="ce4" office:value-type="float" office:value="0.016449" calcext:value-type="float">
            <text:p>0.016449</text:p>
          </table:table-cell>
          <table:table-cell table:style-name="ce4" office:value-type="float" office:value="0.012233" calcext:value-type="float">
            <text:p>0.012233</text:p>
          </table:table-cell>
          <table:table-cell table:style-name="ce4" office:value-type="float" office:value="0.019326" calcext:value-type="float">
            <text:p>0.019326</text:p>
          </table:table-cell>
          <table:table-cell table:style-name="ce4" office:value-type="float" office:value="0.01223" calcext:value-type="float">
            <text:p>0.01223</text:p>
          </table:table-cell>
          <table:table-cell table:style-name="ce4" office:value-type="float" office:value="0.00951" calcext:value-type="float">
            <text:p>0.0095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b,v] &gt; 1</text:p>
          </table:table-cell>
          <table:table-cell table:number-columns-repeated="2" table:style-name="ce4" office:value-type="float" office:value="0.00982" calcext:value-type="float">
            <text:p>0.00982</text:p>
          </table:table-cell>
          <table:table-cell table:style-name="ce4" office:value-type="float" office:value="0.010996" calcext:value-type="float">
            <text:p>0.010996</text:p>
          </table:table-cell>
          <table:table-cell table:style-name="ce4" office:value-type="float" office:value="0.0035" calcext:value-type="float">
            <text:p>0.0035</text:p>
          </table:table-cell>
          <table:table-cell table:style-name="ce4" office:value-type="float" office:value="0.009821" calcext:value-type="float">
            <text:p>0.009821</text:p>
          </table:table-cell>
          <table:table-cell table:style-name="ce4" office:value-type="float" office:value="0.004443" calcext:value-type="float">
            <text:p>0.004443</text:p>
          </table:table-cell>
          <table:table-cell table:style-name="ce4" office:value-type="float" office:value="0.001831" calcext:value-type="float">
            <text:p>0.001831</text:p>
          </table:table-cell>
          <table:table-cell table:style-name="ce4" office:value-type="float" office:value="0.007558" calcext:value-type="float">
            <text:p>0.007558</text:p>
          </table:table-cell>
          <table:table-cell table:number-columns-repeated="2" table:style-name="ce4" office:value-type="float" office:value="0.00648" calcext:value-type="float">
            <text:p>0.0064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ca,c0,cu,q,k] &gt; 0</text:p>
          </table:table-cell>
          <table:table-cell table:style-name="ce4" office:value-type="float" office:value="0.00768" calcext:value-type="float">
            <text:p>0.00768</text:p>
          </table:table-cell>
          <table:table-cell table:style-name="ce4" office:value-type="float" office:value="0.0039" calcext:value-type="float">
            <text:p>0.0039</text:p>
          </table:table-cell>
          <table:table-cell table:style-name="ce4" office:value-type="float" office:value="0.003254" calcext:value-type="float">
            <text:p>0.003254</text:p>
          </table:table-cell>
          <table:table-cell table:style-name="ce4" office:value-type="float" office:value="0.00265" calcext:value-type="float">
            <text:p>0.00265</text:p>
          </table:table-cell>
          <table:table-cell table:style-name="ce4" office:value-type="float" office:value="0.007677" calcext:value-type="float">
            <text:p>0.007677</text:p>
          </table:table-cell>
          <table:table-cell table:style-name="ce4" office:value-type="float" office:value="0.0039" calcext:value-type="float">
            <text:p>0.0039</text:p>
          </table:table-cell>
          <table:table-cell table:style-name="ce4" office:value-type="float" office:value="0.005308" calcext:value-type="float">
            <text:p>0.005308</text:p>
          </table:table-cell>
          <table:table-cell table:style-name="ce4" office:value-type="float" office:value="0.012182" calcext:value-type="float">
            <text:p>0.012182</text:p>
          </table:table-cell>
          <table:table-cell table:style-name="ce4" office:value-type="float" office:value="0.00768" calcext:value-type="float">
            <text:p>0.00768</text:p>
          </table:table-cell>
          <table:table-cell table:style-name="ce4" office:value-type="float" office:value="0.00853" calcext:value-type="float">
            <text:p>0.0085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hree consonants</text:p>
          </table:table-cell>
          <table:table-cell table:style-name="ce4" office:value-type="float" office:value="0.00646" calcext:value-type="float">
            <text:p>0.00646</text:p>
          </table:table-cell>
          <table:table-cell table:style-name="ce4" office:value-type="float" office:value="0.00418" calcext:value-type="float">
            <text:p>0.00418</text:p>
          </table:table-cell>
          <table:table-cell table:style-name="ce4" office:value-type="float" office:value="0.005664" calcext:value-type="float">
            <text:p>0.005664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285" calcext:value-type="float">
            <text:p>0.01285</text:p>
          </table:table-cell>
          <table:table-cell table:style-name="ce4" office:value-type="float" office:value="0.004902" calcext:value-type="float">
            <text:p>0.004902</text:p>
          </table:table-cell>
          <table:table-cell table:style-name="ce4" office:value-type="float" office:value="0.010896" calcext:value-type="float">
            <text:p>0.010896</text:p>
          </table:table-cell>
          <table:table-cell table:style-name="ce4" office:value-type="float" office:value="0.002854" calcext:value-type="float">
            <text:p>0.002854</text:p>
          </table:table-cell>
          <table:table-cell table:style-name="ce4" office:value-type="float" office:value="0.00418" calcext:value-type="float">
            <text:p>0.00418</text:p>
          </table:table-cell>
          <table:table-cell table:style-name="ce4" office:value-type="float" office:value="0.00646" calcext:value-type="float">
            <text:p>0.0064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o and u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464" calcext:value-type="float">
            <text:p>0.00464</text:p>
          </table:table-cell>
          <table:table-cell table:style-name="ce4" office:value-type="float" office:value="0.002223" calcext:value-type="float">
            <text:p>0.002223</text:p>
          </table:table-cell>
          <table:table-cell table:style-name="ce4" office:value-type="float" office:value="0.00641" calcext:value-type="float">
            <text:p>0.00641</text:p>
          </table:table-cell>
          <table:table-cell table:style-name="ce4" office:value-type="float" office:value="0.008388" calcext:value-type="float">
            <text:p>0.008388</text:p>
          </table:table-cell>
          <table:table-cell table:number-columns-repeated="3" table:style-name="ce4" office:value-type="float" office:value="0.0041" calcext:value-type="float">
            <text:p>0.0041</text:p>
          </table:table-cell>
          <table:table-cell table:style-name="ce4" office:value-type="float" office:value="0.00464" calcext:value-type="float">
            <text:p>0.00464</text:p>
          </table:table-cell>
          <table:table-cell table:style-name="ce4" office:value-type="float" office:value="0.00183" calcext:value-type="float">
            <text:p>0.00183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has ua</text:p>
          </table:table-cell>
          <table:table-cell table:number-columns-repeated="2" table:style-name="ce4" office:value-type="float" office:value="0.00439" calcext:value-type="float">
            <text:p>0.00439</text:p>
          </table:table-cell>
          <table:table-cell table:style-name="ce4" office:value-type="float" office:value="0.003218" calcext:value-type="float">
            <text:p>0.003218</text:p>
          </table:table-cell>
          <table:table-cell table:style-name="ce4" office:value-type="float" office:value="0.00322" calcext:value-type="float">
            <text:p>0.00322</text:p>
          </table:table-cell>
          <table:table-cell table:style-name="ce4" office:value-type="float" office:value="0.006877" calcext:value-type="float">
            <text:p>0.006877</text:p>
          </table:table-cell>
          <table:table-cell table:style-name="ce4" office:value-type="float" office:value="0.002128" calcext:value-type="float">
            <text:p>0.002128</text:p>
          </table:table-cell>
          <table:table-cell table:number-columns-repeated="2" table:style-name="ce4" office:value-type="float" office:value="0.006877" calcext:value-type="float">
            <text:p>0.006877</text:p>
          </table:table-cell>
          <table:table-cell table:style-name="ce4" office:value-type="float" office:value="0.00818" calcext:value-type="float">
            <text:p>0.00818</text:p>
          </table:table-cell>
          <table:table-cell table:style-name="ce4" office:value-type="float" office:value="0.00561" calcext:value-type="float">
            <text:p>0.0056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double letter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0183" calcext:value-type="float">
            <text:p>0.00183</text:p>
          </table:table-cell>
          <table:table-cell table:style-name="ce4" office:value-type="float" office:value="0.002867" calcext:value-type="float">
            <text:p>0.002867</text:p>
          </table:table-cell>
          <table:table-cell table:style-name="ce4" office:value-type="float" office:value="0.00233" calcext:value-type="float">
            <text:p>0.00233</text:p>
          </table:table-cell>
          <table:table-cell table:style-name="ce4" office:value-type="float" office:value="0.005414" calcext:value-type="float">
            <text:p>0.005414</text:p>
          </table:table-cell>
          <table:table-cell table:style-name="ce4" office:value-type="float" office:value="0.005141" calcext:value-type="float">
            <text:p>0.005141</text:p>
          </table:table-cell>
          <table:table-cell table:style-name="ce4" office:value-type="float" office:value="0.000993" calcext:value-type="float">
            <text:p>0.000993</text:p>
          </table:table-cell>
          <table:table-cell table:style-name="ce4" office:value-type="float" office:value="0.000656" calcext:value-type="float">
            <text:p>0.000656</text:p>
          </table:table-cell>
          <table:table-cell table:style-name="ce4" office:value-type="float" office:value="0.00287" calcext:value-type="float">
            <text:p>0.00287</text:p>
          </table:table-cell>
          <table:table-cell table:style-name="ce4" office:value-type="float" office:value="0.00345" calcext:value-type="float">
            <text:p>0.00345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[gu] &gt; 0</text:p>
          </table:table-cell>
          <table:table-cell table:style-name="ce4" office:value-type="float" office:value="0.00322" calcext:value-type="float">
            <text:p>0.00322</text:p>
          </table:table-cell>
          <table:table-cell table:style-name="ce4" office:value-type="float" office:value="0.00561" calcext:value-type="float">
            <text:p>0.00561</text:p>
          </table:table-cell>
          <table:table-cell table:style-name="ce4" office:value-type="float" office:value="0.002128" calcext:value-type="float">
            <text:p>0.002128</text:p>
          </table:table-cell>
          <table:table-cell table:style-name="ce4" office:value-type="float" office:value="0.00688" calcext:value-type="float">
            <text:p>0.00688</text:p>
          </table:table-cell>
          <table:table-cell table:style-name="ce4" office:value-type="float" office:value="0.00561" calcext:value-type="float">
            <text:p>0.00561</text:p>
          </table:table-cell>
          <table:table-cell table:number-columns-repeated="2" table:style-name="ce4" office:value-type="float" office:value="0.004386" calcext:value-type="float">
            <text:p>0.004386</text:p>
          </table:table-cell>
          <table:table-cell table:number-columns-repeated="2" table:style-name="ce4" office:value-type="float" office:value="0.00561" calcext:value-type="float">
            <text:p>0.00561</text:p>
          </table:table-cell>
          <table:table-cell table:style-name="ce4" office:value-type="float" office:value="0.00322" calcext:value-type="float">
            <text:p>0.0032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x</text:p>
          </table:table-cell>
          <table:table-cell table:style-name="ce4" office:value-type="float" office:value="0.00113" calcext:value-type="float">
            <text:p>0.00113</text:p>
          </table:table-cell>
          <table:table-cell table:style-name="ce4" office:value-type="float" office:value="0.0035" calcext:value-type="float">
            <text:p>0.0035</text:p>
          </table:table-cell>
          <table:table-cell table:style-name="ce4" office:value-type="float" office:value="0.000561" calcext:value-type="float">
            <text:p>0.000561</text:p>
          </table:table-cell>
          <table:table-cell table:style-name="ce4" office:value-type="float" office:value="0.00183" calcext:value-type="float">
            <text:p>0.00183</text:p>
          </table:table-cell>
          <table:table-cell table:number-columns-repeated="2" table:style-name="ce4" office:value-type="float" office:value="0.000561" calcext:value-type="float">
            <text:p>0.000561</text:p>
          </table:table-cell>
          <table:table-cell table:number-columns-repeated="2" table:style-name="ce4" office:value-type="float" office:value="0.002628" calcext:value-type="float">
            <text:p>0.002628</text:p>
          </table:table-cell>
          <table:table-cell table:style-name="ce4" office:value-type="float" office:value="0.00444" calcext:value-type="float">
            <text:p>0.00444</text:p>
          </table:table-cell>
          <table:table-cell table:style-name="ce4" office:value-type="float" office:value="0.00263" calcext:value-type="float">
            <text:p>0.00263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webhi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24357" calcext:value-type="float">
            <text:p>0.024357</text:p>
          </table:table-cell>
          <table:table-cell table:style-name="ce4" office:value-type="float" office:value="0.020882" calcext:value-type="float">
            <text:p>0.0208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633" calcext:value-type="float">
            <text:p>0.02633</text:p>
          </table:table-cell>
          <table:table-cell table:style-name="ce4" office:value-type="float" office:value="0.02318" calcext:value-type="float">
            <text:p>0.02318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owel percentag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39937" calcext:value-type="float">
            <text:p>0.03993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0000-00-00T00:00:04.12316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9:23:52.161439281</dc:date>
    <dc:creator>Marti Mayo</dc:creator>
    <meta:generator>LibreOffice/4.1.0.0.beta2$Linux_X86_64 LibreOffice_project/410$Build-0</meta:generator>
    <meta:editing-duration>PT5M31S</meta:editing-duration>
    <meta:editing-cycles>3</meta:editing-cycles>
    <meta:document-statistic meta:table-count="1" meta:cell-count="370" meta:object-count="0"/>
  </office:meta>
</office:document-meta>
</file>